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0dde3d"/>
    </style:style>
    <style:style style:name="P2" style:family="paragraph" style:parent-style-name="Standard">
      <style:text-properties officeooo:paragraph-rsid="000700cc"/>
    </style:style>
    <style:style style:name="P3" style:family="paragraph" style:parent-style-name="Standard">
      <style:text-properties officeooo:paragraph-rsid="000a1dd5"/>
    </style:style>
    <style:style style:name="P4" style:family="paragraph" style:parent-style-name="Standard">
      <style:text-properties officeooo:paragraph-rsid="000ade47"/>
    </style:style>
    <style:style style:name="P5" style:family="paragraph" style:parent-style-name="Standard">
      <style:text-properties officeooo:paragraph-rsid="000dde3d"/>
    </style:style>
    <style:style style:name="P6" style:family="paragraph" style:parent-style-name="Standard">
      <style:text-properties officeooo:paragraph-rsid="000e9e6a"/>
    </style:style>
    <style:style style:name="P7" style:family="paragraph" style:parent-style-name="Standard">
      <style:text-properties officeooo:paragraph-rsid="000fe166"/>
    </style:style>
    <style:style style:name="P8" style:family="paragraph" style:parent-style-name="Standard">
      <style:text-properties officeooo:paragraph-rsid="00117d49"/>
    </style:style>
    <style:style style:name="P9" style:family="paragraph" style:parent-style-name="Standard">
      <style:text-properties officeooo:paragraph-rsid="00136114"/>
    </style:style>
    <style:style style:name="P10" style:family="paragraph" style:parent-style-name="Standard">
      <style:text-properties officeooo:paragraph-rsid="00148516"/>
    </style:style>
    <style:style style:name="P11" style:family="paragraph" style:parent-style-name="Standard">
      <style:text-properties officeooo:paragraph-rsid="00157b72"/>
    </style:style>
    <style:style style:name="P12" style:family="paragraph" style:parent-style-name="Standard">
      <style:text-properties officeooo:paragraph-rsid="0016a887"/>
    </style:style>
    <style:style style:name="P13" style:family="paragraph" style:parent-style-name="Standard">
      <style:text-properties officeooo:paragraph-rsid="00177a1d"/>
    </style:style>
    <style:style style:name="P14" style:family="paragraph" style:parent-style-name="Standard">
      <style:text-properties officeooo:paragraph-rsid="0017afc7"/>
    </style:style>
    <style:style style:name="P15" style:family="paragraph" style:parent-style-name="Standard">
      <style:text-properties officeooo:paragraph-rsid="001b1e7d"/>
    </style:style>
    <style:style style:name="P16" style:family="paragraph" style:parent-style-name="Standard">
      <style:text-properties officeooo:rsid="001b1e7d" officeooo:paragraph-rsid="001b1e7d"/>
    </style:style>
    <style:style style:name="P17" style:family="paragraph" style:parent-style-name="Standard">
      <style:text-properties officeooo:paragraph-rsid="001bd01e"/>
    </style:style>
    <style:style style:name="P18" style:family="paragraph" style:parent-style-name="Standard">
      <style:text-properties officeooo:paragraph-rsid="001f0bf6"/>
    </style:style>
    <style:style style:name="T1" style:family="text">
      <style:text-properties officeooo:rsid="000ade47"/>
    </style:style>
    <style:style style:name="T2" style:family="text">
      <style:text-properties officeooo:rsid="000700cc"/>
    </style:style>
    <style:style style:name="T3" style:family="text">
      <style:text-properties officeooo:rsid="000a1dd5"/>
    </style:style>
    <style:style style:name="T4" style:family="text">
      <style:text-properties officeooo:rsid="000ade47"/>
    </style:style>
    <style:style style:name="T5" style:family="text">
      <style:text-properties officeooo:rsid="000dde3d"/>
    </style:style>
    <style:style style:name="T6" style:family="text">
      <style:text-properties officeooo:rsid="000e1488"/>
    </style:style>
    <style:style style:name="T7" style:family="text">
      <style:text-properties officeooo:rsid="000e9e6a"/>
    </style:style>
    <style:style style:name="T8" style:family="text">
      <style:text-properties officeooo:rsid="000fe166"/>
    </style:style>
    <style:style style:name="T9" style:family="text">
      <style:text-properties officeooo:rsid="00117d49"/>
    </style:style>
    <style:style style:name="T10" style:family="text">
      <style:text-properties officeooo:rsid="00136114"/>
    </style:style>
    <style:style style:name="T11" style:family="text">
      <style:text-properties officeooo:rsid="0015dabc"/>
    </style:style>
    <style:style style:name="T12" style:family="text">
      <style:text-properties style:text-position="super 58%" officeooo:rsid="0015dabc"/>
    </style:style>
    <style:style style:name="T13" style:family="text">
      <style:text-properties style:text-position="super 58%" officeooo:rsid="001b1e7d"/>
    </style:style>
    <style:style style:name="T14" style:family="text">
      <style:text-properties style:text-position="0% 100%" officeooo:rsid="0015dabc"/>
    </style:style>
    <style:style style:name="T15" style:family="text">
      <style:text-properties style:text-position="0% 100%" officeooo:rsid="0015e386"/>
    </style:style>
    <style:style style:name="T16" style:family="text">
      <style:text-properties style:text-position="0% 100%" officeooo:rsid="001b1e7d"/>
    </style:style>
    <style:style style:name="T17" style:family="text">
      <style:text-properties officeooo:rsid="0016a887"/>
    </style:style>
    <style:style style:name="T18" style:family="text">
      <style:text-properties officeooo:rsid="00177a1d"/>
    </style:style>
    <style:style style:name="T19" style:family="text">
      <style:text-properties officeooo:rsid="0017afc7"/>
    </style:style>
    <style:style style:name="T20" style:family="text">
      <style:text-properties officeooo:rsid="001b1e7d"/>
    </style:style>
    <style:style style:name="T21" style:family="text">
      <style:text-properties officeooo:rsid="001bd01e"/>
    </style:style>
    <style:style style:name="T22" style:family="text">
      <style:text-properties officeooo:rsid="001f0bf6"/>
    </style:style>
    <style:style style:name="T23" style:family="text">
      <style:text-properties officeooo:rsid="00207618"/>
    </style:style>
  </office:automatic-styles>
  <office:body>
    <office:text text:use-soft-page-breaks="true">
      <text:tracked-changes>
        <text:changed-region xml:id="ct94230926340768" text:id="ct94230926340768">
          <text:insertion>
            <office:change-info>
              <dc:creator>Sam Urmy</dc:creator>
              <dc:date>2019-04-10T13:15:32</dc:date>
            </office:change-info>
          </text:insertion>
        </text:changed-region>
        <text:changed-region xml:id="ct94230925446160" text:id="ct94230925446160">
          <text:insertion>
            <office:change-info>
              <dc:creator>Sam Urmy</dc:creator>
              <dc:date>2019-04-10T13:23:49</dc:date>
            </office:change-info>
          </text:insertion>
        </text:changed-region>
        <text:changed-region xml:id="ct94230923501296" text:id="ct94230923501296">
          <text:insertion>
            <office:change-info>
              <dc:creator>Sam Urmy</dc:creator>
              <dc:date>2019-04-10T13:24:02</dc:date>
            </office:change-info>
          </text:insertion>
        </text:changed-region>
        <text:changed-region xml:id="ct94230923505824" text:id="ct94230923505824">
          <text:insertion>
            <office:change-info>
              <dc:creator>Sam Urmy</dc:creator>
              <dc:date>2019-04-10T13:25:57</dc:date>
            </office:change-info>
          </text:insertion>
        </text:changed-region>
        <text:changed-region xml:id="ct94230926757408" text:id="ct94230926757408">
          <text:insertion>
            <office:change-info>
              <dc:creator>Sam Urmy</dc:creator>
              <dc:date>2019-04-10T13:26:00</dc:date>
            </office:change-info>
          </text:insertion>
        </text:changed-region>
        <text:changed-region xml:id="ct94230915998688" text:id="ct94230915998688">
          <text:insertion>
            <office:change-info>
              <dc:creator>Sam Urmy</dc:creator>
              <dc:date>2019-04-10T13:30:31</dc:date>
            </office:change-info>
          </text:insertion>
        </text:changed-region>
        <text:changed-region xml:id="ct94230882198288" text:id="ct94230882198288">
          <text:insertion>
            <office:change-info>
              <dc:creator>Sam Urmy</dc:creator>
              <dc:date>2019-04-10T13:44:18</dc:date>
            </office:change-info>
          </text:insertion>
        </text:changed-region>
        <text:changed-region xml:id="ct94230926735232" text:id="ct94230926735232">
          <text:insertion>
            <office:change-info>
              <dc:creator>Sam Urmy</dc:creator>
              <dc:date>2019-04-10T14:00:18</dc:date>
            </office:change-info>
          </text:insertion>
        </text:changed-region>
        <text:changed-region xml:id="ct94230915995760" text:id="ct94230915995760">
          <text:insertion>
            <office:change-info>
              <dc:creator>Sam Urmy</dc:creator>
              <dc:date>2019-04-10T14:01:07</dc:date>
            </office:change-info>
          </text:insertion>
        </text:changed-region>
        <text:changed-region xml:id="ct94230923251504" text:id="ct94230923251504">
          <text:insertion>
            <office:change-info>
              <dc:creator>Sam Urmy</dc:creator>
              <dc:date>2019-04-10T14:02:03</dc:date>
            </office:change-info>
          </text:insertion>
        </text:changed-region>
        <text:changed-region xml:id="ct94230923110512" text:id="ct94230923110512">
          <text:insertion>
            <office:change-info>
              <dc:creator>Sam Urmy</dc:creator>
              <dc:date>2019-04-10T14:09:37</dc:date>
            </office:change-info>
          </text:insertion>
        </text:changed-region>
        <text:changed-region xml:id="ct94230923233344" text:id="ct94230923233344">
          <text:insertion>
            <office:change-info>
              <dc:creator>Sam Urmy</dc:creator>
              <dc:date>2019-04-10T14:10:00</dc:date>
            </office:change-info>
          </text:insertion>
        </text:changed-region>
        <text:changed-region xml:id="ct94230916108368" text:id="ct94230916108368">
          <text:insertion>
            <office:change-info>
              <dc:creator>Sam Urmy</dc:creator>
              <dc:date>2019-04-10T14:11:46</dc:date>
            </office:change-info>
          </text:insertion>
        </text:changed-region>
        <text:changed-region xml:id="ct94230917358384" text:id="ct94230917358384">
          <text:insertion>
            <office:change-info>
              <dc:creator>Sam Urmy</dc:creator>
              <dc:date>2019-04-10T14:15:44</dc:date>
            </office:change-info>
          </text:insertion>
        </text:changed-region>
        <text:changed-region xml:id="ct94230923305552" text:id="ct94230923305552">
          <text:insertion>
            <office:change-info>
              <dc:creator>Sam Urmy</dc:creator>
              <dc:date>2019-04-10T14:16:00</dc:date>
            </office:change-info>
          </text:insertion>
        </text:changed-region>
        <text:changed-region xml:id="ct94230915887392" text:id="ct94230915887392">
          <text:insertion>
            <office:change-info>
              <dc:creator>Sam Urmy</dc:creator>
              <dc:date>2019-04-10T14:17:00</dc:date>
            </office:change-info>
          </text:insertion>
        </text:changed-region>
        <text:changed-region xml:id="ct94230917149744" text:id="ct94230917149744">
          <text:insertion>
            <office:change-info>
              <dc:creator>Sam Urmy</dc:creator>
              <dc:date>2019-04-10T14:17:15</dc:date>
            </office:change-info>
          </text:insertion>
        </text:changed-region>
        <text:changed-region xml:id="ct94230916185920" text:id="ct94230916185920">
          <text:insertion>
            <office:change-info>
              <dc:creator>Sam Urmy</dc:creator>
              <dc:date>2019-04-10T14:28:29</dc:date>
            </office:change-info>
          </text:insertion>
        </text:changed-region>
        <text:changed-region xml:id="ct94230915577184" text:id="ct94230915577184">
          <text:insertion>
            <office:change-info>
              <dc:creator>Sam Urmy</dc:creator>
              <dc:date>2019-04-10T14:29:15</dc:date>
            </office:change-info>
          </text:insertion>
        </text:changed-region>
        <text:changed-region xml:id="ct94230916610560" text:id="ct94230916610560">
          <text:deletion>
            <office:change-info>
              <dc:creator>Sam Urmy</dc:creator>
              <dc:date>2019-04-10T14:17:13</dc:date>
            </office:change-info>
            <text:p text:style-name="P1"><text:span text:style-name="T1"><text:s/></text:span></text:p>
          </text:deletion>
        </text:changed-region>
        <text:changed-region xml:id="ct94230916147232" text:id="ct94230916147232">
          <text:insertion>
            <office:change-info>
              <dc:creator>Sam Urmy</dc:creator>
              <dc:date>2019-04-10T16:25:30</dc:date>
            </office:change-info>
          </text:insertion>
        </text:changed-region>
        <text:changed-region xml:id="ct94230917350736" text:id="ct94230917350736">
          <text:insertion>
            <office:change-info>
              <dc:creator>Sam Urmy</dc:creator>
              <dc:date>2019-04-10T16:26:08</dc:date>
            </office:change-info>
          </text:insertion>
        </text:changed-region>
        <text:changed-region xml:id="ct94230923543664" text:id="ct94230923543664">
          <text:insertion>
            <office:change-info>
              <dc:creator>Sam Urmy</dc:creator>
              <dc:date>2019-04-10T16:27:36</dc:date>
            </office:change-info>
          </text:insertion>
        </text:changed-region>
        <text:changed-region xml:id="ct94230923250176" text:id="ct94230923250176">
          <text:insertion>
            <office:change-info>
              <dc:creator>Sam Urmy</dc:creator>
              <dc:date>2019-04-10T16:28:00</dc:date>
            </office:change-info>
          </text:insertion>
        </text:changed-region>
        <text:changed-region xml:id="ct94230912576496" text:id="ct94230912576496">
          <text:insertion>
            <office:change-info>
              <dc:creator>Sam Urmy</dc:creator>
              <dc:date>2019-04-10T16:29:14</dc:date>
            </office:change-info>
          </text:insertion>
        </text:changed-region>
        <text:changed-region xml:id="ct94230903374720" text:id="ct94230903374720">
          <text:insertion>
            <office:change-info>
              <dc:creator>Sam Urmy</dc:creator>
              <dc:date>2019-04-10T16:40:20</dc:date>
            </office:change-info>
          </text:insertion>
        </text:changed-region>
        <text:changed-region xml:id="ct94230921611312" text:id="ct94230921611312">
          <text:insertion>
            <office:change-info>
              <dc:creator>Sam Urmy</dc:creator>
              <dc:date>2019-04-10T16:41:00</dc:date>
            </office:change-info>
          </text:insertion>
        </text:changed-region>
        <text:changed-region xml:id="ct94230964617376" text:id="ct94230964617376">
          <text:insertion>
            <office:change-info>
              <dc:creator>Sam Urmy</dc:creator>
              <dc:date>2019-04-10T17:12:52</dc:date>
            </office:change-info>
          </text:insertion>
        </text:changed-region>
        <text:changed-region xml:id="ct94230961229648" text:id="ct94230961229648">
          <text:insertion>
            <office:change-info>
              <dc:creator>Sam Urmy</dc:creator>
              <dc:date>2019-04-10T17:13:13</dc:date>
            </office:change-info>
          </text:insertion>
        </text:changed-region>
        <text:changed-region xml:id="ct94230923299072" text:id="ct94230923299072">
          <text:insertion>
            <office:change-info>
              <dc:creator>Sam Urmy</dc:creator>
              <dc:date>2019-04-10T21:00:35</dc:date>
            </office:change-info>
          </text:insertion>
        </text:changed-region>
        <text:changed-region xml:id="ct94230916300480" text:id="ct94230916300480">
          <text:insertion>
            <office:change-info>
              <dc:creator>Sam Urmy</dc:creator>
              <dc:date>2019-04-10T21:03:08</dc:date>
            </office:change-info>
          </text:insertion>
        </text:changed-region>
        <text:changed-region xml:id="ct94230964599440" text:id="ct94230964599440">
          <text:insertion>
            <office:change-info>
              <dc:creator>Sam Urmy</dc:creator>
              <dc:date>2019-04-10T21:04:48</dc:date>
            </office:change-info>
          </text:insertion>
        </text:changed-region>
        <text:changed-region xml:id="ct94230899815376" text:id="ct94230899815376">
          <text:insertion>
            <office:change-info>
              <dc:creator>Sam Urmy</dc:creator>
              <dc:date>2019-04-10T21:10:48</dc:date>
            </office:change-info>
          </text:insertion>
        </text:changed-region>
        <text:changed-region xml:id="ct94230923407488" text:id="ct94230923407488">
          <text:insertion>
            <office:change-info>
              <dc:creator>Sam Urmy</dc:creator>
              <dc:date>2019-04-10T21:11:00</dc:date>
            </office:change-info>
          </text:insertion>
        </text:changed-region>
        <text:changed-region xml:id="ct94230926071760" text:id="ct94230926071760">
          <text:insertion>
            <office:change-info>
              <dc:creator>Sam Urmy</dc:creator>
              <dc:date>2019-04-10T21:11:04</dc:date>
            </office:change-info>
          </text:insertion>
        </text:changed-region>
        <text:changed-region xml:id="ct94230968218176" text:id="ct94230968218176">
          <text:insertion>
            <office:change-info>
              <dc:creator>Sam Urmy</dc:creator>
              <dc:date>2019-04-10T21:13:09</dc:date>
            </office:change-info>
          </text:insertion>
        </text:changed-region>
        <text:changed-region xml:id="ct94230917800320" text:id="ct94230917800320">
          <text:insertion>
            <office:change-info>
              <dc:creator>Sam Urmy</dc:creator>
              <dc:date>2019-04-10T21:19:51</dc:date>
            </office:change-info>
          </text:insertion>
        </text:changed-region>
        <text:changed-region xml:id="ct94230891385056" text:id="ct94230891385056">
          <text:insertion>
            <office:change-info>
              <dc:creator>Sam Urmy</dc:creator>
              <dc:date>2019-04-10T21:20:00</dc:date>
            </office:change-info>
          </text:insertion>
        </text:changed-region>
        <text:changed-region xml:id="ct94230921299296" text:id="ct94230921299296">
          <text:insertion>
            <office:change-info>
              <dc:creator>Sam Urmy</dc:creator>
              <dc:date>2019-04-10T21:47:19</dc:date>
            </office:change-info>
          </text:insertion>
        </text:changed-region>
        <text:changed-region xml:id="ct94230901011456" text:id="ct94230901011456">
          <text:insertion>
            <office:change-info>
              <dc:creator>Sam Urmy</dc:creator>
              <dc:date>2019-04-10T21:49:29</dc:date>
            </office:change-info>
          </text:insertion>
        </text:changed-region>
        <text:changed-region xml:id="ct94230883624736" text:id="ct94230883624736">
          <text:insertion>
            <office:change-info>
              <dc:creator>Sam Urmy</dc:creator>
              <dc:date>2019-04-10T21:50:01</dc:date>
            </office:change-info>
          </text:insertion>
        </text:changed-region>
        <text:changed-region xml:id="ct94230893819952" text:id="ct94230893819952">
          <text:insertion>
            <office:change-info>
              <dc:creator>Sam Urmy</dc:creator>
              <dc:date>2019-04-10T21:52:36</dc:date>
            </office:change-info>
          </text:insertion>
        </text:changed-region>
        <text:changed-region xml:id="ct94230925466624" text:id="ct94230925466624">
          <text:insertion>
            <office:change-info>
              <dc:creator>Sam Urmy</dc:creator>
              <dc:date>2019-04-15T10:46:05</dc:date>
            </office:change-info>
          </text:insertion>
        </text:changed-region>
        <text:changed-region xml:id="ct94230900227856" text:id="ct94230900227856">
          <text:insertion>
            <office:change-info>
              <dc:creator>Sam Urmy</dc:creator>
              <dc:date>2019-04-15T10:47:06</dc:date>
            </office:change-info>
          </text:insertion>
        </text:changed-region>
        <text:changed-region xml:id="ct94230902812128" text:id="ct94230902812128">
          <text:insertion>
            <office:change-info>
              <dc:creator>Sam Urmy</dc:creator>
              <dc:date>2019-04-15T08:45:16</dc:date>
            </office:change-info>
          </text:insertion>
        </text:changed-region>
        <text:changed-region xml:id="ct94230916661408" text:id="ct94230916661408">
          <text:insertion>
            <office:change-info>
              <dc:creator>Sam Urmy</dc:creator>
              <dc:date>2019-04-15T10:47:44</dc:date>
            </office:change-info>
          </text:insertion>
        </text:changed-region>
        <text:changed-region xml:id="ct94230921561856" text:id="ct94230921561856">
          <text:insertion>
            <office:change-info>
              <dc:creator>Sam Urmy</dc:creator>
              <dc:date>2019-04-15T11:12:37</dc:date>
            </office:change-info>
          </text:insertion>
        </text:changed-region>
        <text:changed-region xml:id="ct94230916944480" text:id="ct94230916944480">
          <text:insertion>
            <office:change-info>
              <dc:creator>Sam Urmy</dc:creator>
              <dc:date>2019-04-16T08:59:29</dc:date>
            </office:change-info>
          </text:insertion>
        </text:changed-region>
        <text:changed-region xml:id="ct94231069154032" text:id="ct94231069154032">
          <text:insertion>
            <office:change-info>
              <dc:creator>Sam Urmy</dc:creator>
              <dc:date>2019-04-16T09:00:01</dc:date>
            </office:change-info>
          </text:insertion>
        </text:changed-region>
        <text:changed-region xml:id="ct94231069104624" text:id="ct94231069104624">
          <text:insertion>
            <office:change-info>
              <dc:creator>Sam Urmy</dc:creator>
              <dc:date>2019-04-16T09:05:40</dc:date>
            </office:change-info>
          </text:insertion>
        </text:changed-region>
        <text:changed-region xml:id="ct94230976384576" text:id="ct94230976384576">
          <text:insertion>
            <office:change-info>
              <dc:creator>Sam Urmy</dc:creator>
              <dc:date>2019-04-16T09:06:00</dc:date>
            </office:change-info>
          </text:insertion>
        </text:changed-region>
        <text:changed-region xml:id="ct94230909779552" text:id="ct94230909779552">
          <text:insertion>
            <office:change-info>
              <dc:creator>Sam Urmy</dc:creator>
              <dc:date>2019-04-15T11:12:40</dc:date>
            </office:change-info>
          </text:insertion>
        </text:changed-region>
        <text:changed-region xml:id="ct94230916994720" text:id="ct94230916994720">
          <text:insertion>
            <office:change-info>
              <dc:creator>Sam Urmy</dc:creator>
              <dc:date>2019-04-15T11:14:28</dc:date>
            </office:change-info>
          </text:insertion>
        </text:changed-region>
        <text:changed-region xml:id="ct94230901115728" text:id="ct94230901115728">
          <text:insertion>
            <office:change-info>
              <dc:creator>Sam Urmy</dc:creator>
              <dc:date>2019-04-15T11:15:02</dc:date>
            </office:change-info>
          </text:insertion>
        </text:changed-region>
        <text:changed-region xml:id="ct94230921562112" text:id="ct94230921562112">
          <text:insertion>
            <office:change-info>
              <dc:creator>Sam Urmy</dc:creator>
              <dc:date>2019-04-15T11:15:18</dc:date>
            </office:change-info>
          </text:insertion>
        </text:changed-region>
        <text:changed-region xml:id="ct94230926812736" text:id="ct94230926812736">
          <text:insertion>
            <office:change-info>
              <dc:creator>Sam Urmy</dc:creator>
              <dc:date>2019-04-15T12:08:33</dc:date>
            </office:change-info>
          </text:insertion>
        </text:changed-region>
        <text:changed-region xml:id="ct94230971948208" text:id="ct94230971948208">
          <text:insertion>
            <office:change-info>
              <dc:creator>Sam Urmy</dc:creator>
              <dc:date>2019-04-15T12:09:00</dc:date>
            </office:change-info>
          </text:insertion>
        </text:changed-region>
        <text:changed-region xml:id="ct94230961130592" text:id="ct94230961130592">
          <text:insertion>
            <office:change-info>
              <dc:creator>Sam Urmy</dc:creator>
              <dc:date>2019-04-15T12:10:24</dc:date>
            </office:change-info>
          </text:insertion>
        </text:changed-region>
        <text:changed-region xml:id="ct94230965462848" text:id="ct94230965462848">
          <text:insertion>
            <office:change-info>
              <dc:creator>Sam Urmy</dc:creator>
              <dc:date>2019-04-15T12:11:00</dc:date>
            </office:change-info>
          </text:insertion>
        </text:changed-region>
        <text:changed-region xml:id="ct94230968791040" text:id="ct94230968791040">
          <text:insertion>
            <office:change-info>
              <dc:creator>Sam Urmy</dc:creator>
              <dc:date>2019-04-15T12:28:51</dc:date>
            </office:change-info>
          </text:insertion>
        </text:changed-region>
        <text:changed-region xml:id="ct94230891228176" text:id="ct94230891228176">
          <text:insertion>
            <office:change-info>
              <dc:creator>Sam Urmy</dc:creator>
              <dc:date>2019-04-15T12:29:00</dc:date>
            </office:change-info>
          </text:insertion>
        </text:changed-region>
        <text:changed-region xml:id="ct94230964379312" text:id="ct94230964379312">
          <text:insertion>
            <office:change-info>
              <dc:creator>Sam Urmy</dc:creator>
              <dc:date>2019-04-15T12:33:30</dc:date>
            </office:change-info>
          </text:insertion>
        </text:changed-region>
        <text:changed-region xml:id="ct94230885163984" text:id="ct94230885163984">
          <text:insertion>
            <office:change-info>
              <dc:creator>Sam Urmy</dc:creator>
              <dc:date>2019-04-15T21:21:45</dc:date>
            </office:change-info>
          </text:insertion>
        </text:changed-region>
        <text:changed-region xml:id="ct94230949870256" text:id="ct94230949870256">
          <text:insertion>
            <office:change-info>
              <dc:creator>Sam Urmy</dc:creator>
              <dc:date>2019-04-15T21:22:00</dc:date>
            </office:change-info>
          </text:insertion>
        </text:changed-region>
        <text:changed-region xml:id="ct94230974144672" text:id="ct94230974144672">
          <text:insertion>
            <office:change-info>
              <dc:creator>Sam Urmy</dc:creator>
              <dc:date>2019-04-15T21:24:36</dc:date>
            </office:change-info>
          </text:insertion>
        </text:changed-region>
        <text:changed-region xml:id="ct94230926891424" text:id="ct94230926891424">
          <text:insertion>
            <office:change-info>
              <dc:creator>Sam Urmy</dc:creator>
              <dc:date>2019-04-15T21:25:17</dc:date>
            </office:change-info>
          </text:insertion>
        </text:changed-region>
        <text:changed-region xml:id="ct94230920979248" text:id="ct94230920979248">
          <text:insertion>
            <office:change-info>
              <dc:creator>Sam Urmy</dc:creator>
              <dc:date>2019-04-15T21:25:29</dc:date>
            </office:change-info>
          </text:insertion>
        </text:changed-region>
        <text:changed-region xml:id="ct94230946054976" text:id="ct94230946054976">
          <text:insertion>
            <office:change-info>
              <dc:creator>Sam Urmy</dc:creator>
              <dc:date>2019-04-15T21:26:20</dc:date>
            </office:change-info>
          </text:insertion>
        </text:changed-region>
        <text:changed-region xml:id="ct94230948398640" text:id="ct94230948398640">
          <text:insertion>
            <office:change-info>
              <dc:creator>Sam Urmy</dc:creator>
              <dc:date>2019-04-16T08:26:43</dc:date>
            </office:change-info>
          </text:insertion>
        </text:changed-region>
        <text:changed-region xml:id="ct94230926827072" text:id="ct94230926827072">
          <text:insertion>
            <office:change-info>
              <dc:creator>Sam Urmy</dc:creator>
              <dc:date>2019-04-16T08:27:01</dc:date>
            </office:change-info>
          </text:insertion>
        </text:changed-region>
        <text:changed-region xml:id="ct94230929933520" text:id="ct94230929933520">
          <text:insertion>
            <office:change-info>
              <dc:creator>Sam Urmy</dc:creator>
              <dc:date>2019-04-16T08:27:50</dc:date>
            </office:change-info>
          </text:insertion>
        </text:changed-region>
        <text:changed-region xml:id="ct94230976795408" text:id="ct94230976795408">
          <text:insertion>
            <office:change-info>
              <dc:creator>Sam Urmy</dc:creator>
              <dc:date>2019-04-16T08:35:35</dc:date>
            </office:change-info>
          </text:insertion>
        </text:changed-region>
        <text:changed-region xml:id="ct94230961891072" text:id="ct94230961891072">
          <text:insertion>
            <office:change-info>
              <dc:creator>Sam Urmy</dc:creator>
              <dc:date>2019-04-16T08:31:13</dc:date>
            </office:change-info>
          </text:insertion>
        </text:changed-region>
        <text:changed-region xml:id="ct94230974642416" text:id="ct94230974642416">
          <text:insertion>
            <office:change-info>
              <dc:creator>Sam Urmy</dc:creator>
              <dc:date>2019-04-16T08:35:33</dc:date>
            </office:change-info>
          </text:insertion>
        </text:changed-region>
        <text:changed-region xml:id="ct94230894596496" text:id="ct94230894596496">
          <text:insertion>
            <office:change-info>
              <dc:creator>Sam Urmy</dc:creator>
              <dc:date>2019-04-16T08:36:25</dc:date>
            </office:change-info>
          </text:insertion>
        </text:changed-region>
        <text:changed-region xml:id="ct94231065793088" text:id="ct94231065793088">
          <text:insertion>
            <office:change-info>
              <dc:creator>Sam Urmy</dc:creator>
              <dc:date>2019-04-16T08:37:20</dc:date>
            </office:change-info>
          </text:insertion>
        </text:changed-region>
        <text:changed-region xml:id="ct94231062223696" text:id="ct94231062223696">
          <text:insertion>
            <office:change-info>
              <dc:creator>Sam Urmy</dc:creator>
              <dc:date>2019-04-16T08:39:22</dc:date>
            </office:change-info>
          </text:insertion>
        </text:changed-region>
        <text:changed-region xml:id="ct94230882485024" text:id="ct94230882485024">
          <text:insertion>
            <office:change-info>
              <dc:creator>Sam Urmy</dc:creator>
              <dc:date>2019-04-16T08:40:11</dc:date>
            </office:change-info>
          </text:insertion>
        </text:changed-region>
        <text:changed-region xml:id="ct94230976012656" text:id="ct94230976012656">
          <text:insertion>
            <office:change-info>
              <dc:creator>Sam Urmy</dc:creator>
              <dc:date>2019-04-15T21:34:48</dc:date>
            </office:change-info>
          </text:insertion>
        </text:changed-region>
        <text:changed-region xml:id="ct94230892760288" text:id="ct94230892760288">
          <text:insertion>
            <office:change-info>
              <dc:creator>Sam Urmy</dc:creator>
              <dc:date>2019-04-15T21:42:03</dc:date>
            </office:change-info>
          </text:insertion>
        </text:changed-region>
        <text:changed-region xml:id="ct94230935939760" text:id="ct94230935939760">
          <text:insertion>
            <office:change-info>
              <dc:creator>Sam Urmy</dc:creator>
              <dc:date>2019-04-15T21:43:46</dc:date>
            </office:change-info>
          </text:insertion>
        </text:changed-region>
        <text:changed-region xml:id="ct94230929181024" text:id="ct94230929181024">
          <text:insertion>
            <office:change-info>
              <dc:creator>Sam Urmy</dc:creator>
              <dc:date>2019-04-15T21:53:10</dc:date>
            </office:change-info>
          </text:insertion>
        </text:changed-region>
        <text:changed-region xml:id="ct94230917172224" text:id="ct94230917172224">
          <text:insertion>
            <office:change-info>
              <dc:creator>Sam Urmy</dc:creator>
              <dc:date>2019-04-15T21:54:01</dc:date>
            </office:change-info>
          </text:insertion>
        </text:changed-region>
        <text:changed-region xml:id="ct94230941896384" text:id="ct94230941896384">
          <text:insertion>
            <office:change-info>
              <dc:creator>Sam Urmy</dc:creator>
              <dc:date>2019-04-15T22:17:52</dc:date>
            </office:change-info>
          </text:insertion>
        </text:changed-region>
        <text:changed-region xml:id="ct94230950493808" text:id="ct94230950493808">
          <text:insertion>
            <office:change-info>
              <dc:creator>Sam Urmy</dc:creator>
              <dc:date>2019-04-15T22:18:00</dc:date>
            </office:change-info>
          </text:insertion>
        </text:changed-region>
        <text:changed-region xml:id="ct94230975140528" text:id="ct94230975140528">
          <text:insertion>
            <office:change-info>
              <dc:creator>Sam Urmy</dc:creator>
              <dc:date>2019-04-15T22:19:01</dc:date>
            </office:change-info>
          </text:insertion>
        </text:changed-region>
        <text:changed-region xml:id="ct94230946827456" text:id="ct94230946827456">
          <text:insertion>
            <office:change-info>
              <dc:creator>Sam Urmy</dc:creator>
              <dc:date>2019-04-15T22:21:24</dc:date>
            </office:change-info>
          </text:insertion>
        </text:changed-region>
        <text:changed-region xml:id="ct94230947358224" text:id="ct94230947358224">
          <text:insertion>
            <office:change-info>
              <dc:creator>Sam Urmy</dc:creator>
              <dc:date>2019-04-15T22:22:13</dc:date>
            </office:change-info>
          </text:insertion>
        </text:changed-region>
        <text:changed-region xml:id="ct94230891159744" text:id="ct94230891159744">
          <text:insertion>
            <office:change-info>
              <dc:creator>Sam Urmy</dc:creator>
              <dc:date>2019-04-15T22:23:10</dc:date>
            </office:change-info>
          </text:insertion>
        </text:changed-region>
        <text:changed-region xml:id="ct94230942373680" text:id="ct94230942373680">
          <text:insertion>
            <office:change-info>
              <dc:creator>Sam Urmy</dc:creator>
              <dc:date>2019-04-15T22:25:01</dc:date>
            </office:change-info>
          </text:insertion>
        </text:changed-region>
        <text:changed-region xml:id="ct94230938854160" text:id="ct94230938854160">
          <text:insertion>
            <office:change-info>
              <dc:creator>Sam Urmy</dc:creator>
              <dc:date>2019-04-15T21:55:43</dc:date>
            </office:change-info>
          </text:insertion>
        </text:changed-region>
        <text:changed-region xml:id="ct94230944673072" text:id="ct94230944673072">
          <text:insertion>
            <office:change-info>
              <dc:creator>Sam Urmy</dc:creator>
              <dc:date>2019-04-15T21:33: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ar Editor, <text:line-break/><text:line-break/>This is the second time that I’ve been asked to review the manuscript by Urmy &amp; Warren for Freshwater Biology.  I’ve read this second version over a couple of times now and I feel it has improved.  I’m very interested in their research because I’m working on similar pursuits. I was excited to turn each page.  Most of my concerns I would characterize as minor, but there are enough of them for me to recommend revision needed.  I also found some redundancy in the manuscript and some language that is not parsimonious, so I ended up making a lot of suggested edits on a mark-up copy.  I don’t have the time to annotate these suggestions, so I’m opting to scan the mark-up and provide it with my review.  There are actual two scanned documents because my scanner has some limitations on the number of pages that can be fed without causing me headaches.  I’ve organized my concerns into two categories: minor &amp; major. <text:line-break/><text:line-break/>Minor concerns: <text:line-break/>1)    Line 20.  The authors should not report lake-wide biomass of zooplankton in Lake Tahoe because of the limited spatial coverage. It is appropriate to use the Tahoe data to explore vertical distributions of zooplankton and fish as they have done.  I would change the language in the first summary point to reflect lake-wide biomass is reported for only the three smaller lakes sampled. <text:change-start text:change-id="ct94230926340768"/></text:p>
      <text:p text:style-name="P2"><text:span text:style-name="T2">This language has been </text:span><text:change-end text:change-id="ct94230926340768"/><text:change-start text:change-id="ct94230925446160"/><text:span text:style-name="T2">changed to make it clear </text:span><text:change-end text:change-id="ct94230925446160"/><text:change-start text:change-id="ct94230923501296"/><text:span text:style-name="T2">no biomass estimate is presented for Tahoe.</text:span><text:change-end text:change-id="ct94230923501296"/><text:line-break/>2)    Line 73. I think the authors are a bit dismissive of optical plankton counters.  These techniques have come a long way, but admittedly are challenging to apply with small boats on small lakes. <text:change-start text:change-id="ct94230923505824"/></text:p>
      <text:p text:style-name="P3"><text:span text:style-name="T2">We ha</text:span><text:change-end text:change-id="ct94230923505824"/><text:change-start text:change-id="ct94230926757408"/><text:span text:style-name="T2">ve changed this sentence to make the wording less strong</text:span><text:change-end text:change-id="ct94230926757408"/><text:change-start text:change-id="ct94230915998688"/><text:span text:style-name="T2">, although we believe our description of the tradeoffs involved </text:span><text:change-end text:change-id="ct94230915998688"/><text:change-start text:change-id="ct94230882198288"/><text:span text:style-name="T2">with the different sampling methodologies is broadly accurate.</text:span><text:change-end text:change-id="ct94230882198288"/><text:line-break/>3)    Line 84. Another gas-filled insect that can occupy open water is Chironomids.  See Kubecka et al. 2000. Aquatic Living Resources 13:361-366.  I suppose they have already provided enough examples to make their point.  I think these small insects also need to be masked to avoid biasing the zooplankton Sv estimates.  They can be quite numerous. <text:change-start text:change-id="ct94230926735232"/></text:p>
      <text:p text:style-name="P3"><text:span text:style-name="T3">Thank you for this reference; we have added it here. <text:s/>None of the lakes we surveyed had </text:span><text:change-end text:change-id="ct94230926735232"/><text:change-start text:change-id="ct94230915995760"/><text:span text:style-name="T3">Chaoborid or Chironomid insects in the water column during (as shown by the net samples), so we are not concerned </text:span><text:change-end text:change-id="ct94230915995760"/><text:change-start text:change-id="ct94230923251504"/><text:span text:style-name="T3">with their influence on our biomass estimates.</text:span><text:change-end text:change-id="ct94230923251504"/><text:line-break/>4)    Line 101. I think the authors should mention dB differencing for classification in the Introduction.  This is a new technique and the folks that came up with it in the marine realm deserve some intellectual credit. <text:change-start text:change-id="ct94230923110512"/></text:p>
      <text:p text:style-name="P4"><text:span text:style-name="T3">We have added references to prior marine frequency-differenc</text:span><text:change-end text:change-id="ct94230923110512"/><text:change-start text:change-id="ct94230923233344"/><text:span text:style-name="T3">ing</text:span><text:change-end text:change-id="ct94230923233344"/><text:change-start text:change-id="ct94230916108368"/><text:span text:style-name="T3"> work.</text:span><text:change-end text:change-id="ct94230916108368"/><text:line-break/>5)    Line 155. I think the authors need to mention if the xducers were fast-multiplexed or not, and how close they were to one another when deployed.  Also, how was the acoustic data georeferenced? <text:change-start text:change-id="ct94230917358384"/></text:p>
      <text:p text:style-name="P4"><text:span text:style-name="T1">We have added text here clarifying that the transducers wer</text:span><text:change-end text:change-id="ct94230917358384"/><text:change-start text:change-id="ct94230923305552"/><text:span text:style-name="T1">e mounted next to each other and transmitted simultaneously, with a GPS receiver on the pole mount providing </text:span><text:change-end text:change-id="ct94230923305552"/><text:change-start text:change-id="ct94230915887392"/><text:span text:style-name="T1">position fixes.</text:span><text:change-end text:change-id="ct94230915887392"/><text:line-break/>6)    Line 168. Great that they attempted to calibrate their transducers, but what was learned?  Was the observed sphere TS consistent with the theoretical TS? Normally much smaller spheres are used when field calibrating high frequency xducers.<text:change-start text:change-id="ct94230917149744"/></text:p>
      <text:p text:style-name="P1"><text:change-end text:change-id="ct94230917149744"/><text:change-start text:change-id="ct94230916185920"/><text:span text:style-name="T1">We have added the results of the calibration here</text:span><text:change-end text:change-id="ct94230916185920"/><text:change-start text:change-id="ct94230915577184"/><text:span text:style-name="T1">.</text:span><text:change-end text:change-id="ct94230915577184"/><text:change text:change-id="ct94230916610560"/><text:line-break/>7)    Line 193. I think the authors should discuss if there are any issues with comparing 50 m high net tows versus the 30-m usable range with the 700 kHz xducer. <text:change-start text:change-id="ct94230916147232"/></text:p>
      <text:p text:style-name="P1"><text:span text:style-name="T5">We have added a line to the discussion (l. 525) addressing this issue—</text:span><text:change-end text:change-id="ct94230916147232"/><text:change-start text:change-id="ct94230917350736"/><text:span text:style-name="T5">zooplankton densities below about 10 m were uniformly low, so this is unlikely to have affected the results much.</text:span><text:change-end text:change-id="ct94230917350736"/><text:line-break/>8)    Line 201. Point to clarify.  Were only 30 animals measured per sampling event or were the first 30 of each taxon measured? <text:change-start text:change-id="ct94230923543664"/></text:p>
      <text:p text:style-name="P1"><text:soft-page-break/><text:span text:style-name="T5">Reworded for clarity: all the animals were identified and counted, but only the fir</text:span><text:change-end text:change-id="ct94230923543664"/><text:change-start text:change-id="ct94230923250176"/><text:span text:style-name="T5">st 30 from each sample were measured.</text:span><text:change-end text:change-id="ct94230923250176"/><text:line-break/>9)    Line 231. The De Robertis and Higginbottom (2007) noise removal works best if there is a lot of data collected below the actual bottom.  Was that the case? There is no way to judge given methods provided. <text:change-start text:change-id="ct94230912576496"/></text:p>
      <text:p text:style-name="P6"><text:change-end text:change-id="ct94230912576496"/><text:change-start text:change-id="ct94230903374720"/><text:span text:style-name="T6">Data were collected to a range of at least 100 m in all lakes. <text:s/>In practice, noise w</text:span><text:change-end text:change-id="ct94230903374720"/><text:change-start text:change-id="ct94230921611312"/><text:span text:style-name="T6">as only an issue at 710 kHz, and the low SNR of that instrument at ranges beyond 30 m gave a perfectly adquate estimate of the background noise.</text:span><text:change-end text:change-id="ct94230921611312"/><text:line-break/>10)    Line 227. Using a model to estimate sigma for scaling sv to calculate volume density is a cool approach.  The authors make admissions about assumptions they had to make which was a good thing to do.  I’m wondering if they could discuss what could be done in the future by the next researcher, say a sensitivity analysis, to propel us boldly into the future. <text:change-start text:change-id="ct94230964617376"/></text:p>
      <text:p text:style-name="P7"><text:span text:style-name="T7">We do address this </text:span><text:change-end text:change-id="ct94230964617376"/><text:change-start text:change-id="ct94230961229648"/><text:span text:style-name="T7">issue somewhat in the Discussion (ll. 531-541)</text:span><text:change-end text:change-id="ct94230961229648"/><text:change-start text:change-id="ct94230923299072"/><text:span text:style-name="T7">--given the inherent uncertainties in each step from TS model to biomass estimate, the concept of an “error budget” is probably more useful in this context than a sensitivity analysis, which may convey a false sense of precision. <text:s/>We provide several citations to studies which</text:span><text:change-end text:change-id="ct94230923299072"/><text:change-start text:change-id="ct94230916300480"/><text:span text:style-name="T7"> have estimated such error budgets.</text:span><text:change-end text:change-id="ct94230916300480"/><text:line-break/>11)    Line 247. Fish TS is largely invariant across frequencies, while copepod TS frequency response increases at higher frequency (Lavery et al. 2007; J. Acoust. Soc. Am 122:3304-3326). The authors are harnessing these differences &amp; using dB differencing for excluding fish.  They should be including some other citations here that demonstrate the approach.  It is not a new idea. <text:change-start text:change-id="ct94230964599440"/></text:p>
      <text:p text:style-name="P7"><text:change-end text:change-id="ct94230964599440"/><text:change-start text:change-id="ct94230899815376"/><text:span text:style-name="T8">We have added several references for this standard </text:span><text:change-end text:change-id="ct94230899815376"/><text:change-start text:change-id="ct94230923407488"/><text:span text:style-name="T8">acoustical method.</text:span><text:change-end text:change-id="ct94230923407488"/><text:line-break/>12)    Line 336. There are some #s &gt; -111 dB in Table 2. <text:change-start text:change-id="ct94230926071760"/></text:p>
      <text:p text:style-name="P8"><text:change-end text:change-id="ct94230926071760"/><text:change-start text:change-id="ct94230968218176"/><text:span text:style-name="T8">Thank you for noticing, this was either an oversight on our part or left over from an earlier version of the analysis. <text:s/>It has been corrected</text:span><text:change-end text:change-id="ct94230968218176"/><text:line-break/>13)    Line 351.  The figures should appear in chronological order in the text.  They need to renumber their Figures 3 &amp; 4 accordingly. <text:change-start text:change-id="ct94230917800320"/></text:p>
      <text:p text:style-name="P9"><text:span text:style-name="T9">The order of the figures has </text:span><text:change-end text:change-id="ct94230917800320"/><text:change-start text:change-id="ct94230891385056"/><text:span text:style-name="T9">been corrected.</text:span><text:change-end text:change-id="ct94230891385056"/><text:line-break/>14)    Line 411. Seven of the nine surveys have different signs of the coefficients. <text:change-start text:change-id="ct94230921299296"/></text:p>
      <text:p text:style-name="P10"><text:change-end text:change-id="ct94230921299296"/><text:change-start text:change-id="ct94230901011456"/><text:span text:style-name="T10">After reviewing the table, neither our original text nor the reviewer is correct—seven of the nine coefficients are the same</text:span><text:change-end text:change-id="ct94230901011456"/><text:change-start text:change-id="ct94230883624736"/><text:span text:style-name="T10"> (compare columns “inlet distance” and “shore distance”). <text:s/>The paper’s text has been corrected here.</text:span><text:change-end text:change-id="ct94230883624736"/><text:line-break/>15)    Line 439. The opening paragraph of the Discussion is weak in my opinion. <text:change-start text:change-id="ct94230893819952"/></text:p>
      <text:p text:style-name="P11"><text:change-end text:change-id="ct94230893819952"/><text:change-start text:change-id="ct94230925466624"/><text:span text:style-name="T11">We have re-written this paragraph, </text:span><text:change-end text:change-id="ct94230925466624"/><text:change-start text:change-id="ct94230900227856"/><text:span text:style-name="T11">hopefully putting more emphasis on the main findings of the paper and the hypotheses laid out in the introduction</text:span><text:change-end text:change-id="ct94230900227856"/><text:line-break/>16)    Line 447. A range of biomass densities of 4-6 g/m3 does not comport with acoustic results in Figure 2.  Reconcile. <text:change-start text:change-id="ct94230902812128"/></text:p>
      <text:p text:style-name="P12"><text:change-end text:change-id="ct94230902812128"/><text:change-start text:change-id="ct94230916661408"/><text:span text:style-name="T11">Thank you for catching this. The 4-6 g m</text:span><text:span text:style-name="T12">3</text:span><text:span text:style-name="T14"> </text:span><text:span text:style-name="T15">figure appears to have been left over from an earlier version of the paper (possibly referring to the October 2013 zooplankton densities), and has </text:span><text:span text:style-name="T11">been corrected.</text:span><text:change-end text:change-id="ct94230916661408"/><text:line-break/>17)    Line 475.  They talk a lot about the conditions near and around the lakes that may have had bearing on the results.  The paragraph is fine, but I’m wondering if it would be better to present a lot of this information in the Study Lakes section. <text:change-start text:change-id="ct94230921561856"/></text:p>
      <text:p text:style-name="P12"><text:change-end text:change-id="ct94230921561856"/><text:change-start text:change-id="ct94230916944480"/><text:span text:style-name="T23">This is a good suggestion. While we still believe that the fire and drought are important to mention, even if we cannot directly evaluate their effects, we have moved their first mention to the S</text:span><text:change-end text:change-id="ct94230916944480"/><text:change-start text:change-id="ct94231069154032"/><text:span text:style-name="T23">tudy Lakes section. <text:s/></text:span><text:change-end text:change-id="ct94231069154032"/><text:change-start text:change-id="ct94231069104624"/><text:span text:style-name="T23">This allowed us to streamline this paragraph, hopefully making it less of a </text:span><text:change-end text:change-id="ct94231069104624"/><text:change-start text:change-id="ct94230976384576"/><text:span text:style-name="T23">digression from the main Discussion.</text:span><text:change-end text:change-id="ct94230976384576"/><text:line-break/>18)    Line 507.  I recommend the authors close this paragraph with some ideas on how best we can move forward.  They tried something and got promising results.  They had to make some assumptions.  What do they recommend as the next steps to move the method they used forward in freshwater systems? <text:change-start text:change-id="ct94230909779552"/></text:p>
      <text:p text:style-name="P12"><text:soft-page-break/><text:span text:style-name="T17">We have added a few lines here</text:span><text:change-end text:change-id="ct94230909779552"/><text:change-start text:change-id="ct94230916994720"/><text:span text:style-name="T17"> suggesting how the uncertainties </text:span><text:change-end text:change-id="ct94230916994720"/><text:change-start text:change-id="ct94230901115728"/><text:span text:style-name="T17">discussed in this paragraph could be clarified in future studies.</text:span><text:change-end text:change-id="ct94230901115728"/><text:line-break/>19)    Line 601 – Ecospace models are being developed.  The approach they describe could be used to fuel this type of modelling and I think they should mention this. <text:change-start text:change-id="ct94230921562112"/></text:p>
      <text:p text:style-name="P13"><text:change-end text:change-id="ct94230921562112"/><text:change-start text:change-id="ct94230926812736"/><text:span text:style-name="T18">We have added text here mentioning these types of</text:span><text:change-end text:change-id="ct94230926812736"/><text:change-start text:change-id="ct94230971948208"/><text:span text:style-name="T18"> models.</text:span><text:change-end text:change-id="ct94230971948208"/><text:line-break/>20)    Table 1.  Is it Euyclops or Eurycyclops? <text:change-start text:change-id="ct94230961130592"/></text:p>
      <text:p text:style-name="P14"><text:span text:style-name="T18">This was a typo—it should be “Eurycyclops,”</text:span><text:change-end text:change-id="ct94230961130592"/><text:change-start text:change-id="ct94230965462848"/><text:span text:style-name="T18"> and has been corrected.</text:span><text:change-end text:change-id="ct94230965462848"/><text:line-break/>21)    Table 3. I would add estimated on top of L &amp; W in the table and would report fish lengths in cm.  The current version of the table reads mm. <text:change-start text:change-id="ct94230968791040"/></text:p>
      <text:p text:style-name="P15"><text:span text:style-name="T19">We have added the wor</text:span><text:change-end text:change-id="ct94230968791040"/><text:change-start text:change-id="ct94230891228176"/><text:span text:style-name="T19">d “estimated” to the table as suggested. <text:s/>The “mm” column was mis-labeled: the lengths are actually in cm</text:span><text:change-end text:change-id="ct94230891228176"/><text:change-start text:change-id="ct94230964379312"/><text:span text:style-name="T19">, and the column heading has been changed accordingly.</text:span><text:change-end text:change-id="ct94230964379312"/><text:line-break/>22)    Table 4.  I didn’t like this Table caption much because it does not define abbreviations used.  Also, I encourage striking the October 2013 estimate of lake-wide biomass of zooplankton in Tahoe. <text:change-start text:change-id="ct94230885163984"/></text:p>
      <text:p text:style-name="P15"><text:span text:style-name="T20">It is not clear to which abbreviatio</text:span><text:change-end text:change-id="ct94230885163984"/><text:change-start text:change-id="ct94230949870256"/><text:span text:style-name="T20">ns the reviewer refers here—the only ones in the caption are standard SI units (g m</text:span><text:span text:style-name="T13">-3</text:span><text:span text:style-name="T16">, kg). <text:s/></text:span><text:change-end text:change-id="ct94230949870256"/><text:change-start text:change-id="ct94230974144672"/><text:span text:style-name="T16">We have removed the estimate of zooplankton biomass for </text:span><text:change-end text:change-id="ct94230974144672"/><text:change-start text:change-id="ct94230926891424"/><text:span text:style-name="T16">Lake Tahoe and updated the caption to reflect this.</text:span><text:change-end text:change-id="ct94230926891424"/><text:line-break/>23)    Table 5.  I don’t understand why only one set of R2s are provided.  I assume the models being reported here are linear regression and not multiple linear regression.  Better definition of the model type is needed in the Methods. <text:change-start text:change-id="ct94230920979248"/></text:p>
      <text:p text:style-name="P18"><text:span text:style-name="T20">The models reported here are multiple regression, i.e. </text:span><text:change-end text:change-id="ct94230920979248"/><text:change-start text:change-id="ct94230946054976"/><text:span text:style-name="T20">log(biomass) ~ 1 + inlet distance + shore distance. <text:s/>The methods have been changed to make this clear.</text:span><text:change-end text:change-id="ct94230946054976"/><text:line-break/>24)    Figure 5. What might be going on with the peaks in zooplankton biomass at depth in Cherry (October 2013 &amp; September 2014).  I think this anomaly needs to be mentioned in the results. <text:change-start text:change-id="ct94230948398640"/></text:p>
      <text:p text:style-name="P18"><text:span text:style-name="T22">We have added a mention of these peaks in the results, but don</text:span><text:change-end text:change-id="ct94230948398640"/><text:change-start text:change-id="ct94230926827072"/><text:span text:style-name="T22">’t want to read too much into them because their absolute densities are quite low (note variable x-axis scales).</text:span><text:change-end text:change-id="ct94230926827072"/><text:line-break/>Major concern: <text:line-break/>I.    Line 386. I don’t think the authors should be reporting lake-wide biomass of either zooplankton or fish in Lake Tahoe given the spatial extent of their sampling there.  This must be remedied before publication. <text:change-start text:change-id="ct94230929933520"/></text:p>
      <text:p text:style-name="P18"><text:change-end text:change-id="ct94230929933520"/><text:change-start text:change-id="ct94230976795408"/><text:span text:style-name="T22">As requested, w</text:span><text:change-end text:change-id="ct94230976795408"/><text:change-start text:change-id="ct94230961891072"/><text:span text:style-name="T22">e have removed these numbers from Table 4 and the Results section</text:span><text:change-end text:change-id="ct94230961891072"/><text:change-start text:change-id="ct94230974642416"/><text:span text:style-name="T22">.</text:span><text:change-end text:change-id="ct94230974642416"/><text:line-break/>II.    Line 447. The authors added hypotheses at the end of their new Introduction.  Now I encourage them to circle back to those hypotheses in the Discussion to let the reader know if their results support or refute said hypotheses.  There was an effort made to do this, but I think it can still be improved.    Help the reader along by being more explicit about whether the data support the hypotheses. <text:line-break/><text:change-start text:change-id="ct94230894596496"/><text:span text:style-name="T22">In our rewrite of the opening paragraph of the Discussion section, we </text:span><text:change-end text:change-id="ct94230894596496"/><text:change-start text:change-id="ct94231065793088"/><text:span text:style-name="T22">now reference the hypotheses </text:span><text:change-end text:change-id="ct94231065793088"/><text:change-start text:change-id="ct94231062223696"/><text:span text:style-name="T22">more explicitly. <text:s/>We hope this will help r</text:span><text:change-end text:change-id="ct94231062223696"/><text:change-start text:change-id="ct94230882485024"/><text:span text:style-name="T22">emind readers of the big picture and lead them into the more detailed discussion that follows.</text:span><text:change-end text:change-id="ct94230882485024"/><text:line-break/>Sincerely yours, <text:line-break/><text:line-break/>Daniel L. Yule, Lake Superior Biological Station, 2/1/2019. <text:line-break/><text:line-break/><text:line-break/>Referee: 2 <text:line-break/><text:line-break/>Comments to the Author <text:line-break/>The authors have responded to many of my suggestions, including adding temperature profile data, lake depth, and other sampling information.  The simultaneous measurement of fish and zooplankton biomass is a powerful tool, although somewhat limited in this test. <text:line-break/><text:line-break/><text:soft-page-break/>A few questions-  Was the acoustic zooplankton biomass measured to the same depth as the net depth (e.g. 50 m in general case). <text:line-break/><text:change-start text:change-id="ct94230976012656"/><text:span text:style-name="T20">The </text:span><text:change-end text:change-id="ct94230976012656"/><text:change-start text:change-id="ct94230892760288"/><text:span text:style-name="T20">maximum depth for the acoustic zooplankton measurements was determined by the</text:span><text:change-end text:change-id="ct94230892760288"/><text:change-start text:change-id="ct94230935939760"/><text:span text:style-name="T20"> signal-to-noise ratio achieved with the 710 kHz echosounder, which depends on the attenuation of the transmitted signal and the level of background noise, and was not known exactly before the surveys began. <text:s/>The net depth of as chosen to match the depths of the CTD casts, which were set at 50 m because that was the reported maximum depth of the lakes. <text:s/>Once we actually surveyed them for the first time, we determined that the 710 kHz sounder could integrate zooplankton to about 30 m depth, while the 120 kHz echosounder showed that the max depth of Cherry and Eleanor was closer to 75 m. <text:s/>At that point, however, it seemed to us better to maintain the same net and CTD protocol for all four sets of surveys. <text:s/>In any event, zooplankton densities were always low below the thermocline, so any discrepancy between the 30 m acoustic profiles and the 50 m net hauls should be minor.</text:span></text:p>
      <text:p text:style-name="P17"><text:change-end text:change-id="ct94230935939760"/><text:line-break/>I am somewhat worried about the three nets used (two with different ring size and one Van Dorn) particularly since the biovolume was indetectable from the Van Dorn. But you did seem to get enough material for taxonomy counts.  Also the low zooplankton net biomass collected with high acoustic backscatter for Eleanor in April 2014 seems a bit worrisome.   You do try to explain this discrepancy, as you did for several other reviewer misgivings. <text:change-start text:change-id="ct94230929181024"/></text:p>
      <text:p text:style-name="P17"><text:span text:style-name="T21">These concerns are entirely valid, and we share them</text:span><text:change-end text:change-id="ct94230929181024"/><text:change-start text:change-id="ct94230917172224"/><text:span text:style-name="T21">. <text:s/>The zooplankton in Cherry and Eleanor were </text:span><text:change-end text:change-id="ct94230917172224"/><text:change-start text:change-id="ct94230941896384"/><text:span text:style-name="T21">small enough that we </text:span><text:change-end text:change-id="ct94230941896384"/><text:change-start text:change-id="ct94230950493808"/><text:span text:style-name="T21">are not terribly worried about them avoiding the improvised Van Dorn net, and we did get enough to describe the community makeup with confidence. <text:s/></text:span><text:change-end text:change-id="ct94230950493808"/><text:change-start text:change-id="ct94230975140528"/><text:span text:style-name="T21">We wish we had a clearer explanation for the April 2014 outlier in</text:span><text:change-end text:change-id="ct94230975140528"/><text:change-start text:change-id="ct94230946827456"/><text:span text:style-name="T21"> Lake Eleanor, but after checking all the </text:span><text:change-end text:change-id="ct94230946827456"/><text:change-start text:change-id="ct94230947358224"/><text:span text:style-name="T21">processing steps we are currently able to (splitting volumes, counting, data analysis) have been unable to find one. <text:s/>Given that situation, we have tried to be transparent in our</text:span><text:change-end text:change-id="ct94230947358224"/><text:change-start text:change-id="ct94230891159744"/><text:span text:style-name="T21"> treatment of the data, and </text:span><text:change-end text:change-id="ct94230891159744"/><text:change-start text:change-id="ct94230942373680"/><text:span text:style-name="T21">present the results both with and without that data point.</text:span><text:change-end text:change-id="ct94230942373680"/><text:line-break/><text:line-break/>Suggest delete lines 475-495 about fire.  Doesn't really add much info to it. <text:change-start text:change-id="ct94230938854160"/></text:p>
      <text:p text:style-name="P17"/>
      <text:p text:style-name="P17"><text:change-end text:change-id="ct94230938854160"/><text:line-break/>Minor point Table 1 still has two misspellings Eurytemora and Diaphanasoma <text:change-start text:change-id="ct94230944673072"/></text:p>
      <text:p text:style-name="P16">We thank the reviewer for noticing this. Both have been corrected.<text:change-end text:change-id="ct94230944673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9-04-10T13:09:55.611814375</meta:creation-date>
    <dc:date>2019-04-16T09:06:17.542340541</dc:date>
    <dc:creator>Sam Urmy</dc:creator>
    <meta:editing-duration>PT3H23M23S</meta:editing-duration>
    <meta:editing-cycles>5</meta:editing-cycles>
    <meta:generator>LibreOffice/6.0.7.3$Linux_X86_64 LibreOffice_project/00m0$Build-3</meta:generator>
    <meta:document-statistic meta:table-count="0" meta:image-count="0" meta:object-count="0" meta:page-count="4" meta:paragraph-count="30" meta:word-count="2283" meta:character-count="13484" meta:non-whitespace-character-count="11039"/>
  </office:meta>
</office:document-meta>
</file>